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353cm" fo:line-height="0.487cm" fo:text-align="start" style:justify-single-word="false" fo:orphans="0" fo:widows="0" fo:text-indent="0cm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4" style:family="paragraph" style:parent-style-name="Standard" style:master-page-name="Standard">
      <style:paragraph-properties fo:margin-left="0cm" fo:margin-right="0cm" fo:margin-top="0cm" fo:margin-bottom="0.353cm" fo:line-height="0.487cm" fo:text-align="start" style:justify-single-word="false" fo:orphans="0" fo:widows="0" fo:text-indent="0cm" style:auto-text-indent="false" style:page-number="auto"/>
    </style:style>
    <style:style style:name="T1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2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T3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 style:font-weight-complex="bold"/>
    </style:style>
    <style:style style:name="T4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T5" style:family="text"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choolERM</text:span></text:p>
      <text:p text:style-name="P3"/>
      <text:p text:style-name="P2"><text:span text:style-name="T1">A school information system for an HTL is to be developed: The departmental structure of an HTL is to be reproduced. Each </text:span><text:span text:style-name="T2">teacher</text:span><text:span text:style-name="T1"> is assigned to a </text:span><text:span text:style-name="T2">department</text:span><text:span text:style-name="T1"> as a </text:span><text:span text:style-name="T4">master department</text:span><text:span text:style-name="T1">, but can also teach in </text:span><text:span text:style-name="T2">classes</text:span><text:span text:style-name="T1"> of other </text:span><text:span text:style-name="T2">-departments</text:span><text:span text:style-name="T1">. Each </text:span><text:span text:style-name="T2">-department </text:span><text:span text:style-name="T1">is headed by a teacher as </text:span><text:span text:style-name="T4">head of department</text:span><text:span text:style-name="T1">. For each </text:span><text:span text:style-name="T2">form of education </text:span><text:span text:style-name="T1">of the </text:span><text:span text:style-name="T2">-departments</text:span><text:span text:style-name="T1">, the </text:span><text:span text:style-name="T2">curriculum </text:span><text:span text:style-name="T1">specifies which </text:span><text:span text:style-name="T2">subjects </text:span><text:span text:style-name="T1">have to be taught in which </text:span><text:span text:style-name="T4">year </text:span><text:span text:style-name="T1">and to what </text:span><text:span text:style-name="T4">extent </text:span><text:span text:style-name="T1">(theory and practice lessons). The </text:span><text:span text:style-name="T2">-classes </text:span><text:span text:style-name="T1">of a school year are taught by the</text:span><text:span text:style-name="T2"> -teachers</text:span><text:span text:style-name="T1"> in the individual </text:span><text:span text:style-name="T2">-subjects</text:span><text:span text:style-name="T1"> to a certain </text:span><text:span text:style-name="T4">extent</text:span><text:span text:style-name="T1"> (theory and practice lessons). Each </text:span><text:span text:style-name="T2">student</text:span><text:span text:style-name="T1"> is assessed with one </text:span><text:span text:style-name="T4">semester </text:span><text:span text:style-name="T1">and one </text:span><text:span text:style-name="T4">year mark</text:span><text:span text:style-name="T1"> per -</text:span><text:span text:style-name="T2">class</text:span><text:span text:style-name="T1"> and -</text:span><text:span text:style-name="T2">subject</text:span><text:span text:style-name="T1">. The system should be able to record this information for several </text:span><text:span text:style-name="T4">school years</text:span><text:span text:style-name="T1">. It should be possible to find out the </text:span><text:span text:style-name="T4">class leaders</text:span><text:span text:style-name="T1"> of the different classes, as well as by whom which </text:span><text:span text:style-name="T4">functions </text:span><text:span text:style-name="T1">(class representative, cashier, etc.) are or were exercised. -</text:span><text:span text:style-name="T2">Teachers</text:span><text:span text:style-name="T1"> are not remunerated according to the number of hours they teach, but according to the </text:span><text:span text:style-name="T4">value units</text:span><text:span text:style-name="T1"> they hold: Each -</text:span><text:span text:style-name="T3">subject</text:span><text:span text:style-name="T1"> is assigned to a specific compulsory </text:span><text:span text:style-name="T4">teaching group </text:span><text:span text:style-name="T1">(I to VI). A </text:span><text:span text:style-name="T4">factor</text:span><text:span text:style-name="T1"> (1.167 to 0.75) is defined for each teaching obligation group, which is used to convert lessons into value units. A </text:span><text:span text:style-name="T3">parent</text:span><text:span text:style-name="T1"> is responsible for each pupil (unless the pupil is a </text:span><text:span text:style-name="T4">self-entitled</text:span><text:span text:style-name="T1"> guardian). If </text:span><text:span text:style-name="T4">siblings</text:span><text:span text:style-name="T1"> attend school, this should also be able to be determin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241" meta:character-count="1428"/>
    <dc:date>2020-02-26T20:53:45.90</dc:date>
    <meta:generator>OpenOffice/4.1.5$Win32 OpenOffice.org_project/415m1$Build-9789</meta:generator>
  </office:meta>
</office:document-meta>
</file>